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fo:font-weight="bold" officeooo:rsid="0014353d" officeooo:paragraph-rsid="0014353d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14353d" officeooo:paragraph-rsid="0014353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font-weight="normal" officeooo:rsid="0014353d" officeooo:paragraph-rsid="0014353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font-weight="normal" officeooo:rsid="0015285a" officeooo:paragraph-rsid="0015285a" style:font-size-asian="10.5pt" style:font-weight-asian="normal" style:font-size-complex="12pt" style:font-weight-complex="normal"/>
    </style:style>
    <style:style style:name="T1" style:family="text">
      <style:text-properties officeooo:rsid="001565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rme de observaciones: Base de datos, Punto de venta</text:p>
      <text:p text:style-name="P1"/>
      <text:p text:style-name="P2"/>
      <text:p text:style-name="P2">1) Las tablas cierre_caja, corte_caja, desglose_caja, caja, estado_caja, para efectos de optimización, podrian combinarse y así lograr un diseño mas legible y pulcro.</text:p>
      <text:p text:style-name="P2"/>
      <text:p text:style-name="P2">2) La tabla usuario_sistema no esta relacionada a ninguna otra tabla existente.</text:p>
      <text:p text:style-name="P2"/>
      <text:p text:style-name="P2">3) La tabla empleado posee un campo “password” que tambien existe en la tabla usuario_sistema.</text:p>
      <text:p text:style-name="P2"/>
      <text:p text:style-name="P2">4) La tabla telefono fue eliminada del modelo actualizado.</text:p>
      <text:p text:style-name="P2"/>
      <text:p text:style-name="P2">5) Las tablas desglose_caja y pago poseen un campo llamado tipopago.</text:p>
      <text:p text:style-name="P2"/>
      <text:p text:style-name="P2">6) En la tabla venta existe un campo “vendedor_id”, sin existir una tabla vendedor. Esta pudiera estar relacionada con la tabla empleado para identificar que empleado realiza que venta.</text:p>
      <text:p text:style-name="P2"/>
      <text:p text:style-name="P2">7) Las tablas moneda y tipo_moneda podrian combinarse para fines de optimizacion.</text:p>
      <text:p text:style-name="P2"/>
      <text:p text:style-name="P2">8) Los nombres de las tablas y campos fueron sustituidos del idioma español a ingles para facilitar el entendimiento a nivel de codificacion en el ámbito internacional.</text:p>
      <text:p text:style-name="P2"/>
      <text:p text:style-name="P2">9) La tabla “estado_venta” podría combinarse con la tabla “venta” para fines de optimización.</text:p>
      <text:p text:style-name="P2"/>
      <text:p text:style-name="P2">10) La tabla “empresa” podria requerir un campo “descripcion” o “actividad_comercial” para complementar la información de dicha tabla.</text:p>
      <text:p text:style-name="P2"/>
      <text:p text:style-name="P2">11) Los nombres de muchos campos y tablas fueron reformulados ya que presentaban anglicismos y no cumplian con las convenciones establecidas a nivel internacional.</text:p>
      <text:p text:style-name="P2"/>
      <text:p text:style-name="P4">12) Algunas tablas como “empleado” deben tener un campo “activo” para identificar si un <text:span text:style-name="T1">elemento</text:span> esta activ<text:span text:style-name="T1">o</text:span> o no dentro del sistem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09:57:01.096392253</meta:creation-date>
    <dc:date>2018-02-20T10:57:47.756607991</dc:date>
    <meta:editing-duration>PT6M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225" meta:character-count="1477" meta:non-whitespace-character-count="1265"/>
  </office:meta>
</office:document-meta>
</file>